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9:59.338757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0T13:05:30.418898198</meta:creation-date>
    <dc:date>2020-07-03T17:18:33.312629785</dc:date>
    <meta:editing-duration>PT3M36S</meta:editing-duration>
    <meta:editing-cycles>4</meta:editing-cycles>
    <meta:generator>Collabora_OfficeDev/6.4.10.1$Linux_X86_64 LibreOffice_project/cdc0bf8380b4fe967cdf761bd2f2110cae2c62e9</meta:generator>
    <meta:document-statistic meta:table-count="1" meta:cell-count="4" meta:object-count="0"/>
  </office:meta>
</office:document-meta>
</file>